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Texto_20_Solvam">
      <style:paragraph-properties fo:margin-left="0cm" fo:margin-right="0cm" fo:text-indent="0cm" style:auto-text-indent="false"/>
    </style:style>
    <style:style style:name="P2" style:family="paragraph" style:parent-style-name="Texto_20_Solvam" style:list-style-name="WWNum3">
      <style:paragraph-properties fo:margin-left="0cm" fo:margin-right="0cm" fo:text-indent="0cm" style:auto-text-indent="false"/>
    </style:style>
    <style:style style:name="P3" style:family="paragraph" style:parent-style-name="Texto_20_Solvam">
      <style:paragraph-properties fo:margin-left="1.27cm" fo:margin-right="0cm" fo:text-indent="0cm" style:auto-text-indent="false"/>
    </style:style>
    <style:style style:name="P4" style:family="paragraph" style:parent-style-name="Texto_20_Solvam">
      <style:paragraph-properties fo:margin-left="2.498cm" fo:margin-right="0cm" fo:margin-top="0cm" fo:margin-bottom="0cm" style:contextual-spacing="false" fo:text-indent="0cm" style:auto-text-indent="false"/>
    </style:style>
    <style:style style:name="P5" style:family="paragraph" style:parent-style-name="Texto_20_Solvam" style:list-style-name="WWNum3">
      <style:paragraph-properties fo:margin-left="0cm" fo:margin-right="0cm" fo:text-indent="0cm" style:auto-text-indent="false"/>
      <style:text-properties style:font-name="Arial" style:rfc-language-tag="ca-ES-valencia" fo:language="ca" fo:country="ES"/>
    </style:style>
    <style:style style:name="P6" style:family="paragraph" style:parent-style-name="Texto_20_Solvam" style:list-style-name="WWNum3">
      <style:paragraph-properties fo:margin-left="0cm" fo:margin-right="0cm" fo:text-indent="0cm" style:auto-text-indent="false"/>
      <style:text-properties style:rfc-language-tag="ca-ES-valencia" fo:language="ca" fo:country="ES"/>
    </style:style>
    <style:style style:name="P7" style:family="paragraph" style:parent-style-name="Texto_20_Solvam">
      <style:paragraph-properties fo:margin-left="2.498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9e1" style:font-weight-asian="bold" style:font-weight-complex="bold"/>
    </style:style>
    <style:style style:name="T4" style:family="text">
      <style:text-properties fo:font-size="8pt" fo:font-style="italic" style:font-size-asian="8pt" style:font-style-asian="italic" style:font-size-complex="8pt"/>
    </style:style>
    <style:style style:name="T5" style:family="text">
      <style:text-properties fo:font-size="8pt" fo:font-style="italic" officeooo:rsid="000a49e1" style:font-size-asian="8pt" style:font-style-asian="italic" style:font-size-complex="8pt"/>
    </style:style>
    <style:style style:name="T6" style:family="text">
      <style:text-properties fo:font-size="8pt" fo:language="en" fo:country="US" fo:font-style="italic" style:font-size-asian="8pt" style:font-style-asian="italic" style:font-size-complex="8pt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officeooo:rsid="000a49e1"/>
    </style:style>
    <style:style style:name="T9" style:family="text">
      <style:text-properties fo:font-size="10pt" fo:font-weight="normal" officeooo:rsid="000a49e1" style:font-size-asian="10pt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7253336" text:style-name="WWNum3">
        <text:list-header>
          <text:p text:style-name="P6"><text:span text:style-name="T7">Exemple complet de creació d'un paquet</text:span></text:p>
          <text:p text:style-name="P5">La idea és crear un paquet amb dues classes i cridar a aquestes classes des d'un programa a part.</text:p>
        </text:list-header>
        <text:list-item>
          <text:p text:style-name="P5">El primer que cal fer és crear en el directori on estem compilant els programes un subdirectori amb nom, per exemple, <text:span text:style-name="T2">Utilitats</text:span>. En aquest subdirectori tindrem diversos paquets (ser<text:span text:style-name="T8">à</text:span>n subpaquets del paquet utilitats). El primer d'ells es dirà <text:span text:style-name="T2">educaci</text:span><text:span text:style-name="T3">o</text:span> i tindrem dins d'ell dues classes ja compilades anomenades <text:span text:style-name="T2">saludar</text:span> i <text:span text:style-name="T3">despedirse</text:span> (saludar.class i <text:span text:style-name="T9">despedirse</text:span>.class).</text:p>
          <text:p text:style-name="P5">Cada subcarpeta estarà situada en un subdirectori a part del subdirectori Utilitats.</text:p>
        </text:list-item>
        <text:list-item>
          <text:p text:style-name="P5">Les classes a crear són les següents:</text:p>
        </text:list-item>
      </text:list>
      <text:p text:style-name="P7"><text:span text:style-name="T4">package Utilidades.educaci</text:span><text:span text:style-name="T5">o</text:span><text:span text:style-name="T4">n;</text:span></text:p>
      <text:p text:style-name="P4"><text:span text:style-name="T4">import java.io.*;</text:span></text:p>
      <text:p text:style-name="P4"><text:span text:style-name="T6">public class saludar{</text:span></text:p>
      <text:p text:style-name="P4"><text:span text:style-name="T6"><text:tab/>public void saludo(){</text:span></text:p>
      <text:p text:style-name="P4"><text:span text:style-name="T6"><text:tab/><text:tab/></text:span><text:span text:style-name="T4">System.out.println(“Hola”);</text:span></text:p>
      <text:p text:style-name="P4"><text:span text:style-name="T4"><text:tab/>}</text:span></text:p>
      <text:p text:style-name="P4"><text:span text:style-name="T4">}</text:span></text:p>
      <text:p text:style-name="P4"><text:span text:style-name="T4">//**Fin código*****</text:span></text:p>
      <text:p text:style-name="P4"><text:span text:style-name="T4"/></text:p>
      <text:p text:style-name="P4"><text:span text:style-name="T4">//** Inicio código****</text:span></text:p>
      <text:p text:style-name="P7"><text:span text:style-name="T4">package Utilidades.educaci</text:span><text:span text:style-name="T5">o</text:span><text:span text:style-name="T4">n;</text:span></text:p>
      <text:p text:style-name="P4"><text:span text:style-name="T6">import java.io.*;</text:span></text:p>
      <text:p text:style-name="P4"><text:span text:style-name="T6">public class despedirse{</text:span></text:p>
      <text:p text:style-name="P4"><text:span text:style-name="T6"><text:tab/></text:span><text:span text:style-name="T4">public void despedida(){</text:span></text:p>
      <text:p text:style-name="P4"><text:span text:style-name="T4"><text:tab/><text:tab/>System.out.println(“Adios”);</text:span></text:p>
      <text:p text:style-name="P4"><text:span text:style-name="T4"><text:tab/>}</text:span></text:p>
      <text:p text:style-name="P4"><text:span text:style-name="T4">}</text:span></text:p>
      <text:p text:style-name="P4"><text:span text:style-name="T4">//**Fin código*****</text:span></text:p>
      <text:p text:style-name="P4"><text:span text:style-name="T4"/></text:p>
      <text:p text:style-name="P4"><text:span text:style-name="T4">//** Inicio código***</text:span></text:p>
      <text:p text:style-name="P7"><text:span text:style-name="T4">import Utilidades.educación.*;</text:span></text:p>
      <text:p text:style-name="P4"><text:span text:style-name="T6">public class test {</text:span></text:p>
      <text:p text:style-name="P4"><text:span text:style-name="T6"><text:tab/>public static void main(String[] args) {</text:span></text:p>
      <text:p text:style-name="P4"><text:span text:style-name="T6"><text:tab/><text:tab/></text:span><text:span text:style-name="T4">saludar s=new saludar();</text:span></text:p>
      <text:p text:style-name="P4"><text:span text:style-name="T4"><text:tab/><text:tab/>despedirse d=new despedirse();</text:span></text:p>
      <text:p text:style-name="P4"><text:span text:style-name="T4"><text:tab/><text:tab/>s.saludo();</text:span></text:p>
      <text:p text:style-name="P4"><text:span text:style-name="T4"><text:tab/><text:tab/></text:span><text:span text:style-name="T6">d.despedida();</text:span></text:p>
      <text:p text:style-name="P4"><text:span text:style-name="T6"><text:tab/>}</text:span></text:p>
      <text:p text:style-name="P4"><text:span text:style-name="T6"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ulos_20_Solvam" style:display-name="Titulos Solvam" style:family="paragraph" style:parent-style-name="Standard" style:default-outline-level="" style:list-style-name="WWNum2">
      <style:paragraph-properties fo:margin-top="0.212cm" fo:margin-bottom="0.212cm" style:contextual-spacing="false" fo:line-height="0.494cm" fo:text-align="justify" style:justify-single-word="false"/>
      <style:text-properties style:font-name="Verdana" fo:font-family="Verdana" style:font-family-generic="roman" style:font-pitch="variable" fo:font-weight="bold" style:font-weight-asian="bold"/>
    </style:style>
    <style:style style:name="Texto_20_Solvam" style:display-name="Texto Solvam" style:family="paragraph" style:parent-style-name="Titulos_20_Solvam" style:default-outline-level="" style:list-style-name="">
      <style:text-properties fo:font-size="10pt" fo:font-weight="normal" style:font-size-asian="10pt" style:font-weight-asian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editing-cycles>2</meta:editing-cycles>
    <meta:print-date>2013-01-27T21:29:00</meta:print-date>
    <meta:creation-date>2013-01-27T21:25:00</meta:creation-date>
    <dc:date>2021-11-28T21:55:58.579000000</dc:date>
    <meta:editing-duration>PT11M10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32" meta:word-count="158" meta:character-count="1137" meta:non-whitespace-character-count="995"/>
    <meta:user-defined meta:name="AppVersion">14.0000</meta:user-defined>
    <meta:user-defined meta:name="Company">Luffi</meta:user-defined>
    <meta:template xlink:type="simple" xlink:actuate="onRequest" xlink:title="Normal.dotm" xlink:href=""/>
  </office:meta>
</office:document-meta>
</file>